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5.646cm"/>
    </style:style>
    <style:style style:name="Tabelle1.B" style:family="table-column">
      <style:table-column-properties style:column-width="5.634cm"/>
    </style:style>
    <style:style style:name="Tabelle1.C" style:family="table-column">
      <style:table-column-properties style:column-width="5.72cm"/>
    </style:style>
    <style:style style:name="Tabelle1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24pt" fo:font-style="normal" style:text-underline-style="none" fo:font-weight="bold" officeooo:paragraph-rsid="00168925" style:text-blinking="false" fo:background-color="transparent"/>
    </style:style>
    <style:style style:name="P2" style:family="paragraph" style:parent-style-name="Heading_20_1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officeooo:paragraph-rsid="00168925" style:text-blinking="false" fo:background-color="transparent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Horizontal_20_Line">
      <style:paragraph-properties fo:margin-top="0.212cm" fo:margin-bottom="0.212cm" style:contextual-spacing="false" fo:line-height="137%" style:writing-mode="lr-tb"/>
    </style:style>
    <style:style style:name="P10" style:family="paragraph" style:parent-style-name="Heading_20_3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11" style:family="paragraph" style:parent-style-name="Heading_20_4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7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7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Heading_20_4">
      <style:paragraph-properties fo:margin-left="0cm" fo:margin-right="0cm" fo:margin-top="0.423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9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11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13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>
      <style:paragraph-properties fo:margin-left="0cm" fo:margin-right="0cm" fo:margin-top="0.423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34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37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T1" style:family="text">
      <style:text-properties fo:color="#1f1f1f" loext:opacity="100%" style:font-name="Google Sans Text" fo:font-weight="bold" fo:background-color="transparent" loext:char-shading-value="0"/>
    </style:style>
    <style:style style:name="T2" style:family="text">
      <style:text-properties fo:color="#1f1f1f" loext:opacity="100%" fo:background-color="transparent" loext:char-shading-value="0"/>
    </style:style>
    <style:style style:name="T3" style:family="text">
      <style:text-properties fo:color="#1f1f1f" loext:opacity="100%" style:font-name="Google Sans Text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dpflex </text:h>
      <text:h text:style-name="P2" text:outline-level="1">Die universelle Schnittstelle für KISS-Hardware und TCP-KISS-Server</text:h>
      <text:h text:style-name="P3" text:outline-level="3">1. Systemarchitektur &amp; Konnektivitäts-Paradigma</text:h>
      <text:p text:style-name="P4">udpflex ist als bidirektionaler Konverter konzipiert, der die Lücke zwischen der klassischen seriellen Datenübertragung (RS232/USB-Serial) und der modernen UDP-basierten Netzwerkkapselung schließt.</text:p>
      <text:p text:style-name="P5">Kern-Philosophie:</text:p>
      <text:p text:style-name="P4">Das Programm fungiert als "flexibler Adapter". Es kann sowohl physische serielle Schnittstellen (/dev/ttyS*, /dev/ttyUSB*) als auch virtuelle Netzwerk-KISS-Schnittstellen (TCP-Sockets) bedienen. Die interne Logik sorgt für die korrekte Kapselung und Entkapselung von AX.25-Frames in das KISS-Protokoll (Keep It Simple, Stupid).</text:p>
      <text:p text:style-name="P6">Architektur-Highlights:</text:p>
      <text:list text:style-name="L1">
        <text:list-item>
          <text:p text:style-name="P7"><text:span text:style-name="T1">Multiplexing:</text:span><text:span text:style-name="T2"> </text:span><text:span text:style-name="T3">Simultane Überwachung von seriellen Schnittstellen und Netzwerk-Sockets mittels Select.h.</text:span></text:p>
        </text:list-item>
        <text:list-item>
          <text:p text:style-name="P7"><text:span text:style-name="T1">KISS-Framing Engine:</text:span><text:span text:style-name="T2"> </text:span><text:span text:style-name="T3">Implementiert das Escape-Handling (FEND, FESC, TFEND, TFESC) zur sicheren Übertragung binärer AX.25-Daten über serielle Leitungen.</text:span></text:p>
        </text:list-item>
        <text:list-item>
          <text:p text:style-name="P8"><text:span text:style-name="T1">TCP-Reconnect-Logik:</text:span><text:span text:style-name="T2"> </text:span><text:span text:style-name="T3">Bei der Verbindung zu Software-TNCs (z.B. Direwolf) sorgt ein automatischer Retry-Mechanismus (udpflex_SLEEPCONNTCP) für eine stabile Verbindung.</text:span></text:p>
        </text:list-item>
      </text:list>
      <text:p text:style-name="P9"/>
      <text:h text:style-name="P10" text:outline-level="3">2. Detaillierte Parameter-Analyse (Expert-Level)</text:h>
      <text:p text:style-name="P4">Die Steuerung von udpflex definiert den Datenpfad zwischen der "Hardware-Seite" (KISS) und der "Netzwerk-Seite" (AXUDP).</text:p>
      <text:h text:style-name="P11" text:outline-level="4">Hardware- &amp; TNC-Schnittstellen</text:h>
      <text:list text:style-name="L2">
        <text:list-item>
          <text:p text:style-name="P12">-s &lt;device&gt; (Serial Device):</text:p>
        </text:list-item>
      </text:list>
      <text:list text:style-name="L3">
        <text:list-item>
          <text:p text:style-name="P13"><text:span text:style-name="T1">Expert:</text:span><text:span text:style-name="T2"> </text:span><text:span text:style-name="T3">Definiert den Pfad zum seriellen Interface. Standardmäßig /dev/ttyS0.</text:span></text:p>
        </text:list-item>
        <text:list-item>
          <text:p text:style-name="P13"><text:span text:style-name="T1">Interna:</text:span><text:span text:style-name="T2"> </text:span><text:span text:style-name="T3">Nutzt termios-Strukturen zur Konfiguration von Baudrate, Parität und Flow-Control (Raw Mode).</text:span></text:p>
        </text:list-item>
      </text:list>
      <text:list text:style-name="L4">
        <text:list-item>
          <text:p text:style-name="P14">-b &lt;baudrate&gt;:</text:p>
        </text:list-item>
      </text:list>
      <text:list text:style-name="L5">
        <text:list-item>
          <text:p text:style-name="P15"><text:span text:style-name="T1">Expert:</text:span><text:span text:style-name="T2"> </text:span><text:span text:style-name="T3">Setzt die Geschwindigkeit der seriellen Schnittstelle (z.B. 9600, 19200, 38400, 115200).</text:span></text:p>
        </text:list-item>
      </text:list>
      <text:list text:style-name="L6">
        <text:list-item>
          <text:p text:style-name="P16"><text:soft-page-break/>-t &lt;host:port&gt; (TCP KISS Mode):</text:p>
        </text:list-item>
      </text:list>
      <text:list text:style-name="L7">
        <text:list-item>
          <text:p text:style-name="P17"><text:span text:style-name="T1">Expert:</text:span><text:span text:style-name="T2"> </text:span><text:span text:style-name="T3">Schaltet vom seriellen Modus in den TCP-Client-Modus um. Verbindet sich z.B. mit Direwolf auf Port 8001.</text:span></text:p>
        </text:list-item>
        <text:list-item>
          <text:p text:style-name="P18"><text:span text:style-name="T1">Vorteil:</text:span><text:span text:style-name="T2"> </text:span><text:span text:style-name="T3">Erlaubt die räumliche Trennung von Software-TNC und Routing-Logik.</text:span></text:p>
        </text:list-item>
      </text:list>
      <text:h text:style-name="P19" text:outline-level="4">AXUDP- &amp; Netzwerk-Konfiguration</text:h>
      <text:list text:style-name="L8">
        <text:list-item>
          <text:p text:style-name="P20">-l &lt;port&gt; (Listen Port):</text:p>
        </text:list-item>
      </text:list>
      <text:list text:style-name="L9">
        <text:list-item>
          <text:p text:style-name="P21"><text:span text:style-name="T1">Expert:</text:span><text:span text:style-name="T2"> </text:span><text:span text:style-name="T3">Öffnet einen lokalen UDP-Port zum Empfang von AXUDP-Paketen, die dann über KISS an den TNC ausgegeben werden.</text:span></text:p>
        </text:list-item>
      </text:list>
      <text:list text:style-name="L10">
        <text:list-item>
          <text:p text:style-name="P22">-d &lt;ip:port&gt; (Destination):</text:p>
        </text:list-item>
      </text:list>
      <text:list text:style-name="L11">
        <text:list-item>
          <text:p text:style-name="P23"><text:span text:style-name="T1">Expert:</text:span><text:span text:style-name="T2"> </text:span><text:span text:style-name="T3">Zieladresse für alle vom TNC empfangenen Daten. Diese werden in AXUDP gekapselt und dorthin weitergeleitet.</text:span></text:p>
        </text:list-item>
      </text:list>
      <text:list text:style-name="L12">
        <text:list-item>
          <text:p text:style-name="P24">-c (CRC-Check):</text:p>
        </text:list-item>
      </text:list>
      <text:list text:style-name="L13">
        <text:list-item>
          <text:p text:style-name="P25"><text:span text:style-name="T1">Expert:</text:span><text:span text:style-name="T2"> </text:span><text:span text:style-name="T3">Aktiviert oder deaktiviert die Validierung der AX.25-Prüfsumme. In stabilen Netzwerken kann dies zur CPU-Entlastung deaktiviert werden, bei RF-Links ist es zwingend erforderlich.</text:span></text:p>
        </text:list-item>
      </text:list>
      <text:p text:style-name="P9"/>
      <text:h text:style-name="P10" text:outline-level="3">3. DSP &amp; Protokoll-Logik: Der KISS-Transformationsprozess</text:h>
      <text:h text:style-name="P11" text:outline-level="4">KISS-Kapselung (KISS Framing)</text:h>
      <text:p text:style-name="P26">Da serielle Verbindungen keine inhärenten Paketgrenzen kennen, nutzt udpflex das KISS-Protokoll zur Rahmung:</text:p>
      <text:list text:style-name="L14">
        <text:list-item>
          <text:p text:style-name="P27"><text:span text:style-name="T1">FEND (0xC0):</text:span><text:span text:style-name="T2"> </text:span><text:span text:style-name="T3">Markiert den Anfang und das Ende eines Frames.</text:span></text:p>
        </text:list-item>
        <text:list-item>
          <text:p text:style-name="P27"><text:span text:style-name="T1">Transparenz:</text:span><text:span text:style-name="T2"> </text:span><text:span text:style-name="T3">Wenn das Byte 0xC0 in der Payload vorkommt, wird es durch die Sequenz 0xDB 0xDC ersetzt. 0xDB (FESC) wird zu 0xDB 0xDD.</text:span></text:p>
        </text:list-item>
        <text:list-item>
          <text:p text:style-name="P28"><text:span text:style-name="T1">Command Byte:</text:span><text:span text:style-name="T2"> </text:span><text:span text:style-name="T3">Das erste Byte nach dem FEND definiert den TNC-Port (meist 0x00 für Daten).</text:span></text:p>
        </text:list-item>
      </text:list>
      <text:h text:style-name="P19" text:outline-level="4">AXUDP-Mapping</text:h>
      <text:p text:style-name="P26">Auf der Netzwerkseite transformiert udpflex diese KISS-Frames in das AXUDP-Format:</text:p>
      <text:list text:style-name="L15">
        <text:list-item>
          <text:p text:style-name="P29"><text:span text:style-name="T1">RF -&gt; Network:</text:span><text:span text:style-name="T2"> </text:span><text:span text:style-name="T3">Der vom TNC kommende KISS-Frame wird vom Framing befreit, die AX.25-Payload extrahiert und als UDP-Datagramm an die Ziel-IP versendet.</text:span></text:p>
        </text:list-item>
        <text:list-item>
          <text:p text:style-name="P30"><text:span text:style-name="T1">Network -&gt; RF:</text:span><text:span text:style-name="T2"> </text:span><text:span text:style-name="T3">Eintreffende UDP-Pakete werden mit KISS-Headern versehen, escaped und byteweise an die serielle Schnittstelle (oder den TCP-Socket) gestreamt.</text:span></text:p>
        </text:list-item>
      </text:list>
      <text:p text:style-name="P9"/>
      <text:h text:style-name="P10" text:outline-level="3">4. Mathematische Grundlagen und Validierung</text:h>
      <text:p text:style-name="P6">CRC-Handling:</text:p>
      <text:p text:style-name="P26"><text:soft-page-break/>udpflex nutzt die aprsstr_raw2mon Funktion, um Rohdaten für das Monitoring aufzubereiten. Hierbei wird die AX.25 FCS (Frame Check Sequence) berechnet:</text:p>
      <text:list text:style-name="L16">
        <text:list-item>
          <text:p text:style-name="P31"><text:span text:style-name="T1">Polynom:</text:span><text:span text:style-name="T2"> </text:span><text:span text:style-name="T3">CRC-16-CCITT ($X^{16} + X^{12} + X^5 + 1$).</text:span></text:p>
        </text:list-item>
        <text:list-item>
          <text:p text:style-name="P32"><text:span text:style-name="T1">Logik:</text:span><text:span text:style-name="T2"> </text:span><text:span text:style-name="T3">Das Programm validiert die Integrität jedes RF-Pakets, bevor es wertvolle Netzwerkressourcen für das Routing verbraucht.</text:span></text:p>
        </text:list-item>
      </text:list>
      <text:p text:style-name="P33">Timing &amp; Jitter:</text:p>
      <text:p text:style-name="P4">Die Konstante udpflex_SLEEPWINLOOP (20ms) steuert das Polling-Intervall unter Windows-Systemen oder bei speziellen Emulationen, um die CPU-Last zu begrenzen, während unter Linux meist der blockierende select()-Aufruf für sofortige Reaktion sorgt.</text:p>
      <text:p text:style-name="P9"/>
      <text:h text:style-name="P10" text:outline-level="3">5. English Expert Documentation Summary</text:h>
      <text:p text:style-name="P4">udpflex is a specialized bridge between KISS-encoded data streams (serial or TCP) and the AXUDP environment. It is essential for integrating legacy hardware TNCs or modern software TNCs like Direwolf into the OE5DXL routing matrix.</text:p>
      <text:h text:style-name="P11" text:outline-level="4">Technical Core Features:</text:h>
      <text:list text:style-name="L17">
        <text:list-item>
          <text:p text:style-name="P34"><text:span text:style-name="T1">Bi-directional KISS Processing</text:span><text:span text:style-name="T3">: Handles full transparency escaping and de-escaping of AX.25 frames.</text:span></text:p>
        </text:list-item>
        <text:list-item>
          <text:p text:style-name="P34"><text:span text:style-name="T1">Flexible Backends</text:span><text:span text:style-name="T3">: Supports native Linux TTY devices as well as TCP-based KISS server connections.</text:span></text:p>
        </text:list-item>
        <text:list-item>
          <text:p text:style-name="P34"><text:span text:style-name="T1">Low Latency Flow</text:span><text:span text:style-name="T3">: Designed for real-time APRS and packet radio applications with minimal buffering delay.</text:span></text:p>
        </text:list-item>
        <text:list-item>
          <text:p text:style-name="P35"><text:span text:style-name="T1">Error Resilience</text:span><text:span text:style-name="T3">: Includes logic for TCP reconnects and AX.25 CRC validation to ensure data integrity over noisy RF channels.</text:span></text:p>
        </text:list-item>
      </text:list>
      <text:p text:style-name="P9"/>
      <text:h text:style-name="P10" text:outline-level="3">6. Performance-Optimierung &amp; Fehlerbehebu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6">Problem</text:p>
          </table:table-cell>
          <table:table-cell table:style-name="Tabelle1.A1" office:value-type="string">
            <text:p text:style-name="P36">Ursache</text:p>
          </table:table-cell>
          <table:table-cell table:style-name="Tabelle1.A1" office:value-type="string">
            <text:p text:style-name="P36">Experten-Lösung</text:p>
          </table:table-cell>
        </table:table-row>
        <table:table-row>
          <table:table-cell table:style-name="Tabelle1.A1" office:value-type="string">
            <text:p text:style-name="P36">"Buffer Overrun"</text:p>
          </table:table-cell>
          <table:table-cell table:style-name="Tabelle1.A1" office:value-type="string">
            <text:p text:style-name="P37">Baudrate zu niedrig für AXUDP-Datenstrom</text:p>
          </table:table-cell>
          <table:table-cell table:style-name="Tabelle1.A1" office:value-type="string">
            <text:p text:style-name="P37">Baudrate erhöhen oder Filter in udpbox vorschalten, um Last zu reduzieren.</text:p>
          </table:table-cell>
        </table:table-row>
        <table:table-row>
          <table:table-cell table:style-name="Tabelle1.A1" office:value-type="string">
            <text:p text:style-name="P36">CRC-Fehler im AXUDP</text:p>
          </table:table-cell>
          <table:table-cell table:style-name="Tabelle1.A1" office:value-type="string">
            <text:p text:style-name="P37">Serielle Leitung gestört (EMV)</text:p>
          </table:table-cell>
          <table:table-cell table:style-name="Tabelle1.A1" office:value-type="string">
            <text:p text:style-name="P37">Abgeschirmte Kabel nutzen; Flusssteuerung (Hardware-<text:soft-page-break/>Handshake) prüfen.</text:p>
          </table:table-cell>
        </table:table-row>
        <table:table-row>
          <table:table-cell table:style-name="Tabelle1.A1" office:value-type="string">
            <text:p text:style-name="P36">Keine Daten von Direwolf</text:p>
          </table:table-cell>
          <table:table-cell table:style-name="Tabelle1.A1" office:value-type="string">
            <text:p text:style-name="P37">Falscher Port oder TCP-Modus</text:p>
          </table:table-cell>
          <table:table-cell table:style-name="Tabelle1.A1" office:value-type="string">
            <text:p text:style-name="P37">-t Parameter prüfen; sicherstellen, dass Direwolf im KISS-Server Modus läuft.</text:p>
          </table:table-cell>
        </table:table-row>
        <table:table-row>
          <table:table-cell table:style-name="Tabelle1.A1" office:value-type="string">
            <text:p text:style-name="P36">Hängende serielle Verbindung</text:p>
          </table:table-cell>
          <table:table-cell table:style-name="Tabelle1.A1" office:value-type="string">
            <text:p text:style-name="P37">Lock-Files oder Berechtigungen</text:p>
          </table:table-cell>
          <table:table-cell table:style-name="Tabelle1.A1" office:value-type="string">
            <text:p text:style-name="P37">/var/lock prüfen; User-Rechte für dialout-Gruppe validieren.</text:p>
          </table:table-cell>
        </table:table-row>
      </table:table>
      <text:p text:style-name="P9"/>
      <text:h text:style-name="P10" text:outline-level="3">Fazit</text:h>
      <text:p text:style-name="P4">udpflex ist das Bindeglied, das die OE5DXL-Suite mit der physischen Funkwelt verbindet. Durch seine Fähigkeit, sowohl mit alter Hardware (TNC2/3) als auch mit modernster Software (Direwolf) zu kommunizieren, bietet es eine unvergleichliche Flexibilität. Für den Experten ist es besonders wertvoll, da es die Komplexität des KISS-Framing und der seriellen Kommunikation abstrahiert und saubere AXUDP-Pakete für die weitere Verarbeitung in udpbox oder aprsmap liefert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9:23:52.047924700</meta:creation-date>
    <dc:date>2026-01-25T19:29:40.672387500</dc:date>
    <meta:editing-duration>PT5M48S</meta:editing-duration>
    <meta:editing-cycles>1</meta:editing-cycles>
    <meta:document-statistic meta:table-count="1" meta:image-count="0" meta:object-count="0" meta:page-count="4" meta:paragraph-count="71" meta:word-count="748" meta:character-count="5672" meta:non-whitespace-character-count="5020"/>
    <meta:generator>LibreOffice/25.8.4.2$Windows_X86_64 LibreOffice_project/290daaa01b999472f0c7a3890eb6a550fd74c6df</meta:generator>
  </office:meta>
</office:document-meta>
</file>